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Normal">
      <style:text-properties fo:font-weight="bold"/>
    </style:style>
    <style:style style:name="P4" style:family="paragraph" style:parent-style-name="Normal">
      <style:paragraph-properties fo:text-align="start" style:justify-single-word="false"/>
      <style:text-properties fo:font-weight="bold" officeooo:paragraph-rsid="00146b56"/>
    </style:style>
    <style:style style:name="P5" style:family="paragraph" style:parent-style-name="Normal">
      <style:text-properties officeooo:paragraph-rsid="00146b56"/>
    </style:style>
    <style:style style:name="T1" style:family="text">
      <style:text-properties fo:font-weight="bold"/>
    </style:style>
    <style:style style:name="T2" style:family="text">
      <style:text-properties officeooo:rsid="00146b5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Rakenne</text:span> </text:p>
        <text:p text:style-name="Normal"/>
        <text:p text:style-name="P5"><text:span text:style-name="T2">Ohjelma on täysin kirjoitettu Java-kielellä ja se koostuu viidestä eri pakkauksesta, jotka ovat: io, käyttöliittymä, logiikka, main sekä util. Io-pakkauksessa sijaitsee Tulostaja-luokka, jonka tehtävänä on tulostaa kartta luettavaan muotoon tekstikäyttöliittymässä. Käyttöliittymässä sijaitsee Java Swing – GUI, joka toimii ohjelman graafisena käyttöliittymänä. Logiikassa sijaitsevat omat tietorakenteet kuten ArrayList, PriorityQueue sekä Jono, mutta myös itse A*-algoritmin toteutus. A* liittyvät luokat ovat samassa pakkauksessa. Nämä luokat ovat Analysoija, jonka tehtävänä on analysoida annettu kartta, Heuretiikka joka laskee heurestisen arvon A*-algoritmille, Solmu joka toimii A*-algoritmin solmuina sekä Enum Ympäristömuuttuja, jossa sijaitsevat globaalit muuttujat, kuten lokaali äärettömyys sekä solmujen painot. Mainissa sijaitsee ohjelman pääohjelma ja lopuksi util kansiossa ovat muun muassa karttakuvat .bmp -muodossa sekä Kuva ja Piste luokka, jotka auttavat sekä GUI:ssa, mutta myös A*-algoritmissa.</text:span></text:p>
        <text:p text:style-name="Normal"/>
        <text:p text:style-name="P3">Saavutetut aikavaativuudet</text:p>
        <text:p text:style-name="Normal"/>
        <text:p text:style-name="P3">Suorituskyky ja O-analyysivertailu</text:p>
        <text:p text:style-name="Normal"/>
        <text:p text:style-name="P3">Puutteet ja parannusehdotukset</text:p>
        <text:p text:style-name="Normal"/>
        <text:p text:style-name="P3">Lähteet</text:p>
        <text:p text:style-name="P3"/>
        <text:p text:style-name="P3"/>
        <text:p text:style-name="P3"/>
        <text:p text:style-name="P3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fi" fo:country="FI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reak-before="pag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>Toteutusdokumentti</text:p>
        <text:p text:style-name="MP2">Kristian Wahlroos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Kride </meta:initial-creator>
    <meta:creation-date>2015-02-05T21:58:25.813918221</meta:creation-date>
    <dc:date>2015-02-05T23:33:24.304166799</dc:date>
    <dc:creator>Kride </dc:creator>
    <meta:editing-duration>PT1M40S</meta:editing-duration>
    <meta:editing-cycles>2</meta:editing-cycles>
    <meta:document-statistic meta:table-count="0" meta:image-count="0" meta:object-count="0" meta:page-count="1" meta:paragraph-count="8" meta:word-count="137" meta:character-count="1157" meta:non-whitespace-character-count="1158"/>
  </office:meta>
</office:document-meta>
</file>